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27"/>
    <style:style style:name="co1" style:family="table-column">
      <style:table-column-properties fo:break-before="auto" style:column-width="1.73566666666667cm" style:use-optimal-column-width="true"/>
    </style:style>
    <style:style style:name="co2" style:family="table-column">
      <style:table-column-properties fo:break-before="auto" style:column-width="9.22866666666667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1.94733333333333cm" style:use-optimal-column-width="true"/>
    </style:style>
    <style:style style:name="co5" style:family="table-column">
      <style:table-column-properties fo:break-before="auto" style:column-width="4.40266666666667cm" style:use-optimal-column-width="true"/>
    </style:style>
    <style:style style:name="co6" style:family="table-column">
      <style:table-column-properties fo:break-before="auto" style:column-width="1.905cm" style:use-optimal-column-width="true"/>
    </style:style>
    <style:style style:name="co7" style:family="table-column">
      <style:table-column-properties fo:break-before="auto" style:column-width="1.7145cm" style:use-optimal-column-width="true"/>
    </style:style>
    <style:style style:name="co8" style:family="table-column">
      <style:table-column-properties fo:break-before="auto" style:column-width="2.286cm" style:use-optimal-column-width="true"/>
    </style:style>
    <style:style style:name="co9" style:family="table-column">
      <style:table-column-properties fo:break-before="auto" style:column-width="2.30716666666667cm" style:use-optimal-column-width="true"/>
    </style:style>
    <style:style style:name="co10" style:family="table-column">
      <style:table-column-properties fo:break-before="auto" style:column-width="2.921cm" style:use-optimal-column-width="true"/>
    </style:style>
    <style:style style:name="co1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1">
            <text:p>version</text:p>
          </table:table-cell>
          <table:table-cell office:value-type="string" table:style-name="ce1">
            <text:p>creator</text:p>
          </table:table-cell>
          <table:table-cell office:value-type="string" table:style-name="ce1">
            <text:p>ns1:name</text:p>
          </table:table-cell>
          <table:table-cell office:value-type="string" table:style-name="ce1">
            <text:p>ns1:desc</text:p>
          </table:table-cell>
          <table:table-cell office:value-type="string" table:style-name="ce1">
            <text:p>ns1:time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lon</text:p>
          </table:table-cell>
          <table:table-cell office:value-type="string" table:style-name="ce1">
            <text:p>ns1:ele</text:p>
          </table:table-cell>
          <table:table-cell office:value-type="string" table:style-name="ce1">
            <text:p>ns2:speed</text:p>
          </table:table-cell>
          <table:table-cell office:value-type="string" table:style-name="ce1">
            <text:p>ns1:time2</text:p>
          </table:table-cell>
          <table:table-cell office:value-type="string" table:style-name="ce1">
            <text:p>ns1:name3</text:p>
          </table:table-cell>
          <table:table-cell office:value-type="string" table:style-name="ce1">
            <text:p>ns1:desc4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162" table:style-name="ce1">
            <text:p>13,589162</text:p>
          </table:table-cell>
          <table:table-cell office:value-type="float" office:value="2.0918600000000001" table:style-name="ce1">
            <text:p>2,09186</text:p>
          </table:table-cell>
          <table:table-cell office:value-type="float" office:value="273" table:style-name="ce1">
            <text:p>273</text:p>
          </table:table-cell>
          <table:table-cell office:value-type="float" office:value="0.10037082999999999" table:style-name="ce1">
            <text:p>0,10037083</text:p>
          </table:table-cell>
          <table:table-cell office:value-type="string" table:style-name="ce3">
            <text:p>2023-09-20T17:28:17.000Z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Axe voie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207" table:style-name="ce1">
            <text:p>13,589207</text:p>
          </table:table-cell>
          <table:table-cell office:value-type="float" office:value="2.0919064999999999" table:style-name="ce1">
            <text:p>2,0919065</text:p>
          </table:table-cell>
          <table:table-cell office:value-type="float" office:value="268.39999999999998" table:style-name="ce1">
            <text:p>268,4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2023-09-20T17:33:43.000Z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Axe &lt;u&gt;voie&lt;/u&gt;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230000000001" table:style-name="ce1">
            <text:p>13,58923</text:p>
          </table:table-cell>
          <table:table-cell office:value-type="float" office:value="2.0919082000000002" table:style-name="ce1">
            <text:p>2,0919082</text:p>
          </table:table-cell>
          <table:table-cell office:value-type="float" office:value="272.60000000000002" table:style-name="ce1">
            <text:p>272,6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2023-09-20T17:36:12.000Z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Limite &lt;u&gt;EV&lt;/u&gt;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262" table:style-name="ce1">
            <text:p>13,589262</text:p>
          </table:table-cell>
          <table:table-cell office:value-type="float" office:value="2.092285" table:style-name="ce1">
            <text:p>2,092285</text:p>
          </table:table-cell>
          <table:table-cell office:value-type="float" office:value="279.60000000000002" table:style-name="ce1">
            <text:p>279,6</text:p>
          </table:table-cell>
          <table:table-cell office:value-type="float" office:value="6.6399163999999997E-2" table:style-name="ce1">
            <text:p>0,066399164</text:p>
          </table:table-cell>
          <table:table-cell office:value-type="string" table:style-name="ce3">
            <text:p>2023-09-20T17:38:26.000Z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Limite &lt;u&gt;EV&lt;/u&gt;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229" table:style-name="ce1">
            <text:p>13,589229</text:p>
          </table:table-cell>
          <table:table-cell office:value-type="float" office:value="2.0923333" table:style-name="ce1">
            <text:p>2,0923333</text:p>
          </table:table-cell>
          <table:table-cell office:value-type="float" office:value="280.39999999999998" table:style-name="ce1">
            <text:p>280,4</text:p>
          </table:table-cell>
          <table:table-cell office:value-type="float" office:value="4.8383888E-2" table:style-name="ce1">
            <text:p>0,048383888</text:p>
          </table:table-cell>
          <table:table-cell office:value-type="string" table:style-name="ce3">
            <text:p>2023-09-20T17:41:13.000Z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Axe &lt;u&gt;voie&lt;/u&gt;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130000000001" table:style-name="ce1">
            <text:p>13,58913</text:p>
          </table:table-cell>
          <table:table-cell office:value-type="float" office:value="2.0923750000000001" table:style-name="ce1">
            <text:p>2,092375</text:p>
          </table:table-cell>
          <table:table-cell office:value-type="float" office:value="273.39999999999998" table:style-name="ce1">
            <text:p>273,4</text:p>
          </table:table-cell>
          <table:table-cell office:value-type="float" office:value="3.1398054000000002E-2" table:style-name="ce1">
            <text:p>0,031398054</text:p>
          </table:table-cell>
          <table:table-cell office:value-type="string" table:style-name="ce3">
            <text:p>2023-09-20T17:42:55.000Z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Axe voie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380999999999" table:style-name="ce1">
            <text:p>13,589381</text:p>
          </table:table-cell>
          <table:table-cell office:value-type="float" office:value="2.0922418" table:style-name="ce1">
            <text:p>2,0922418</text:p>
          </table:table-cell>
          <table:table-cell office:value-type="float" office:value="274.60000000000002" table:style-name="ce1">
            <text:p>274,6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2023-09-20T17:45:54.000Z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Axe voie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378" table:style-name="ce1">
            <text:p>13,589378</text:p>
          </table:table-cell>
          <table:table-cell office:value-type="float" office:value="2.0922084000000001" table:style-name="ce1">
            <text:p>2,0922084</text:p>
          </table:table-cell>
          <table:table-cell office:value-type="float" office:value="286" table:style-name="ce1">
            <text:p>286</text:p>
          </table:table-cell>
          <table:table-cell office:value-type="float" office:value="0.21927166000000001" table:style-name="ce1">
            <text:p>0,21927166</text:p>
          </table:table-cell>
          <table:table-cell office:value-type="string" table:style-name="ce3">
            <text:p>2023-09-20T17:47:18.000Z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Limite &lt;u&gt;EV&lt;/u&gt;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71" table:style-name="ce1">
            <text:p>13,58971</text:p>
          </table:table-cell>
          <table:table-cell office:value-type="float" office:value="2.09206" table:style-name="ce1">
            <text:p>2,09206</text:p>
          </table:table-cell>
          <table:table-cell office:value-type="float" office:value="280.8" table:style-name="ce1">
            <text:p>280,8</text:p>
          </table:table-cell>
          <table:table-cell office:value-type="float" office:value="0.60994583000000002" table:style-name="ce1">
            <text:p>0,60994583</text:p>
          </table:table-cell>
          <table:table-cell office:value-type="string" table:style-name="ce3">
            <text:p>2023-09-20T17:48:48.000Z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Limite EV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817" table:style-name="ce1">
            <text:p>13,589817</text:p>
          </table:table-cell>
          <table:table-cell office:value-type="float" office:value="2.0920483999999999" table:style-name="ce1">
            <text:p>2,0920484</text:p>
          </table:table-cell>
          <table:table-cell office:value-type="float" office:value="281.39999999999998" table:style-name="ce1">
            <text:p>281,4</text:p>
          </table:table-cell>
          <table:table-cell office:value-type="float" office:value="3.3971666999999997E-2" table:style-name="ce1">
            <text:p>0,033971667</text:p>
          </table:table-cell>
          <table:table-cell office:value-type="string" table:style-name="ce3">
            <text:p>2023-09-20T17:50:19.000Z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Axe voie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639999999999" table:style-name="ce1">
            <text:p>13,58964</text:p>
          </table:table-cell>
          <table:table-cell office:value-type="float" office:value="2.092025" table:style-name="ce1">
            <text:p>2,092025</text:p>
          </table:table-cell>
          <table:table-cell office:value-type="float" office:value="279.8" table:style-name="ce1">
            <text:p>279,8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2023-09-20T17:51:33.000Z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Limite EV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642" table:style-name="ce1">
            <text:p>13,589642</text:p>
          </table:table-cell>
          <table:table-cell office:value-type="float" office:value="2.0920000000000001" table:style-name="ce1">
            <text:p>2,092</text:p>
          </table:table-cell>
          <table:table-cell office:value-type="float" office:value="280.60000000000002" table:style-name="ce1">
            <text:p>280,6</text:p>
          </table:table-cell>
          <table:table-cell office:value-type="float" office:value="9.1620560000000004E-2" table:style-name="ce1">
            <text:p>0,09162056</text:p>
          </table:table-cell>
          <table:table-cell office:value-type="string" table:style-name="ce3">
            <text:p>2023-09-20T17:52:37.000Z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Axe voie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563" table:style-name="ce1">
            <text:p>13,589563</text:p>
          </table:table-cell>
          <table:table-cell office:value-type="float" office:value="2.0919949999999998" table:style-name="ce1">
            <text:p>2,091995</text:p>
          </table:table-cell>
          <table:table-cell office:value-type="float" office:value="282" table:style-name="ce1">
            <text:p>282</text:p>
          </table:table-cell>
          <table:table-cell office:value-type="float" office:value="6.2796110000000002E-2" table:style-name="ce1">
            <text:p>0,06279611</text:p>
          </table:table-cell>
          <table:table-cell office:value-type="string" table:style-name="ce3">
            <text:p>2023-09-20T17:53:33.000Z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Axe voie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544999999999" table:style-name="ce1">
            <text:p>13,589545</text:p>
          </table:table-cell>
          <table:table-cell office:value-type="float" office:value="2.0920117" table:style-name="ce1">
            <text:p>2,0920117</text:p>
          </table:table-cell>
          <table:table-cell office:value-type="float" office:value="285.5" table:style-name="ce1">
            <text:p>285,5</text:p>
          </table:table-cell>
          <table:table-cell office:value-type="float" office:value="3.6030556999999998E-2" table:style-name="ce1">
            <text:p>0,036030557</text:p>
          </table:table-cell>
          <table:table-cell office:value-type="string" table:style-name="ce3">
            <text:p>2023-09-20T17:54:25.000Z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Limite EV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494999999999" table:style-name="ce1">
            <text:p>13,589495</text:p>
          </table:table-cell>
          <table:table-cell office:value-type="float" office:value="2.0919116" table:style-name="ce1">
            <text:p>2,0919116</text:p>
          </table:table-cell>
          <table:table-cell office:value-type="float" office:value="280.7" table:style-name="ce1">
            <text:p>280,7</text:p>
          </table:table-cell>
          <table:table-cell office:value-type="float" office:value="9.4194169999999994E-2" table:style-name="ce1">
            <text:p>0,09419417</text:p>
          </table:table-cell>
          <table:table-cell office:value-type="string" table:style-name="ce3">
            <text:p>2023-09-20T17:55:19.000Z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Limite EV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499999999999" table:style-name="ce1">
            <text:p>13,5895</text:p>
          </table:table-cell>
          <table:table-cell office:value-type="float" office:value="2.0918649999999999" table:style-name="ce1">
            <text:p>2,091865</text:p>
          </table:table-cell>
          <table:table-cell office:value-type="float" office:value="278.7" table:style-name="ce1">
            <text:p>278,7</text:p>
          </table:table-cell>
          <table:table-cell office:value-type="float" office:value="6.1766664999999998E-2" table:style-name="ce1">
            <text:p>0,061766665</text:p>
          </table:table-cell>
          <table:table-cell office:value-type="string" table:style-name="ce3">
            <text:p>2023-09-20T17:56:56.000Z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Axe voie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572" table:style-name="ce1">
            <text:p>13,589572</text:p>
          </table:table-cell>
          <table:table-cell office:value-type="float" office:value="2.0918600000000001" table:style-name="ce1">
            <text:p>2,09186</text:p>
          </table:table-cell>
          <table:table-cell office:value-type="float" office:value="278.3" table:style-name="ce1">
            <text:p>278,3</text:p>
          </table:table-cell>
          <table:table-cell office:value-type="float" office:value="8.1840836E-2" table:style-name="ce1">
            <text:p>0,081840836</text:p>
          </table:table-cell>
          <table:table-cell office:value-type="string" table:style-name="ce3">
            <text:p>2023-09-20T17:57:53.000Z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Axe voie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603" table:style-name="ce1">
            <text:p>13,589603</text:p>
          </table:table-cell>
          <table:table-cell office:value-type="float" office:value="2.0920334" table:style-name="ce1">
            <text:p>2,0920334</text:p>
          </table:table-cell>
          <table:table-cell office:value-type="float" office:value="283.5" table:style-name="ce1">
            <text:p>283,5</text:p>
          </table:table-cell>
          <table:table-cell office:value-type="float" office:value="6.3825555000000006E-2" table:style-name="ce1">
            <text:p>0,063825555</text:p>
          </table:table-cell>
          <table:table-cell office:value-type="string" table:style-name="ce3">
            <text:p>2023-09-20T17:59:27.000Z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Arbre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445" table:style-name="ce1">
            <text:p>13,589445</text:p>
          </table:table-cell>
          <table:table-cell office:value-type="float" office:value="2.0921099999999999" table:style-name="ce1">
            <text:p>2,09211</text:p>
          </table:table-cell>
          <table:table-cell office:value-type="float" office:value="282.60000000000002" table:style-name="ce1">
            <text:p>282,6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2023-09-20T18:00:58.000Z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Manguier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string" table:style-name="ce2">
            <text:p>GPS-Essentials/Android/com.mictale.gpsessentials/4.4.64</text:p>
          </table:table-cell>
          <table:table-cell office:value-type="string" table:style-name="ce2">
            <text:p>Waypoints</text:p>
          </table:table-cell>
          <table:table-cell table:style-name="ce2"/>
          <table:table-cell office:value-type="string" table:style-name="ce3">
            <text:p>2023-09-20T18:19:51.741Z</text:p>
          </table:table-cell>
          <table:table-cell office:value-type="float" office:value="13.58943" table:style-name="ce1">
            <text:p>13,58943</text:p>
          </table:table-cell>
          <table:table-cell office:value-type="float" office:value="2.0919300000000001" table:style-name="ce1">
            <text:p>2,09193</text:p>
          </table:table-cell>
          <table:table-cell office:value-type="float" office:value="280.10000000000002" table:style-name="ce1">
            <text:p>280,1</text:p>
          </table:table-cell>
          <table:table-cell office:value-type="float" office:value="0.63825553999999995" table:style-name="ce1">
            <text:p>0,63825554</text:p>
          </table:table-cell>
          <table:table-cell office:value-type="string" table:style-name="ce3">
            <text:p>2023-09-20T18:01:52.000Z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Lampadaire</text:p>
          </table:table-cell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Devnas</meta:initial-creator>
    <dc:creator>invite</dc:creator>
    <meta:creation-date>2023-09-20T18:57:55Z</meta:creation-date>
    <dc:date>2023-09-20T18:57:55Z</dc:date>
  </office:meta>
</office:document-meta>
</file>